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adornments="Bold" style:font-family-generic="roman"/>
    <style:font-face style:name="FreeSans1" svg:font-family="FreeSans" style:font-family-generic="swiss"/>
    <style:font-face style:name="Liberation Mono1" svg:font-family="'Liberation Mono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egrita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ncabezado_20_y_20_pie_20_de_20_página_20_">
      <style:paragraph-properties>
        <style:tab-stops>
          <style:tab-stop style:position="11.497cm"/>
          <style:tab-stop style:position="17cm" style:type="right"/>
        </style:tab-stops>
      </style:paragraph-properties>
      <style:text-properties officeooo:paragraph-rsid="009035c3"/>
    </style:style>
    <style:style style:name="P2" style:family="paragraph" style:parent-style-name="Encabezado_20_y_20_pie_20_de_20_página_20_">
      <style:paragraph-properties>
        <style:tab-stops>
          <style:tab-stop style:position="13.494cm"/>
          <style:tab-stop style:position="17cm" style:type="right"/>
        </style:tab-stops>
      </style:paragraph-properties>
    </style:style>
    <style:style style:name="P3" style:family="paragraph" style:parent-style-name="Portada_20__28_Info_29_">
      <style:text-properties officeooo:rsid="002c1f41" officeooo:paragraph-rsid="002c1f41"/>
    </style:style>
    <style:style style:name="P4" style:family="paragraph" style:parent-style-name="Portada_20__28_Info_29_">
      <style:text-properties officeooo:rsid="003c728c" officeooo:paragraph-rsid="003c728c"/>
    </style:style>
    <style:style style:name="P5" style:family="paragraph" style:parent-style-name="Respuesta_20__28_personalizado_29_">
      <style:paragraph-properties fo:margin-left="0cm" fo:margin-right="0.199cm" fo:text-indent="0cm" style:auto-text-indent="false"/>
      <style:text-properties fo:font-size="11pt" style:text-underline-style="none" officeooo:rsid="00c68562" officeooo:paragraph-rsid="00c68562" style:font-size-asian="9.60000038146973pt" style:font-size-complex="11pt"/>
    </style:style>
    <style:style style:name="P6" style:family="paragraph" style:parent-style-name="Respuesta_20__28_personalizado_29_">
      <style:paragraph-properties fo:margin-left="0cm" fo:margin-right="0.199cm" fo:text-indent="0cm" style:auto-text-indent="false"/>
      <style:text-properties fo:font-size="12pt" fo:font-weight="bold" officeooo:rsid="00c9fb12" officeooo:paragraph-rsid="00c9fb12" style:font-size-asian="12pt" style:font-weight-asian="bold" style:font-size-complex="12pt" style:font-weight-complex="bold"/>
    </style:style>
    <style:style style:name="P7" style:family="paragraph" style:parent-style-name="Terminal">
      <style:text-properties officeooo:paragraph-rsid="00c8923e"/>
    </style:style>
    <style:style style:name="P8" style:family="paragraph" style:parent-style-name="Terminal">
      <style:text-properties officeooo:paragraph-rsid="00c9fb12"/>
    </style:style>
    <style:style style:name="P9" style:family="paragraph" style:parent-style-name="Terminal">
      <style:text-properties fo:font-weight="normal" officeooo:rsid="00c9fb12" officeooo:paragraph-rsid="00cc06ec" style:font-weight-asian="normal" style:font-weight-complex="normal"/>
    </style:style>
    <style:style style:name="P10" style:family="paragraph" style:parent-style-name="Terminal">
      <style:text-properties fo:font-weight="normal" officeooo:rsid="00c9fb12" officeooo:paragraph-rsid="00c9fb12" style:font-weight-asian="normal" style:font-weight-complex="normal"/>
    </style:style>
    <style:style style:name="P11" style:family="paragraph" style:parent-style-name="Terminal">
      <style:text-properties officeooo:paragraph-rsid="00cc06ec"/>
    </style:style>
    <style:style style:name="P12" style:family="paragraph" style:parent-style-name="Terminal">
      <style:text-properties officeooo:paragraph-rsid="00d1054b"/>
    </style:style>
    <style:style style:name="P13" style:family="paragraph" style:parent-style-name="Terminal">
      <style:text-properties officeooo:paragraph-rsid="00d2be91"/>
    </style:style>
    <style:style style:name="P14" style:family="paragraph" style:parent-style-name="Terminal">
      <style:text-properties officeooo:paragraph-rsid="00d4a0ab"/>
    </style:style>
    <style:style style:name="P15" style:family="paragraph" style:parent-style-name="Terminal">
      <style:text-properties officeooo:paragraph-rsid="00d659f6"/>
    </style:style>
    <style:style style:name="P16" style:family="paragraph" style:parent-style-name="Terminal">
      <style:text-properties officeooo:rsid="00ce40b2" officeooo:paragraph-rsid="00d4a0ab"/>
    </style:style>
    <style:style style:name="P17" style:family="paragraph" style:parent-style-name="Respuesta_20__28_personalizado_29_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Respuesta_20__28_personalizado_29_">
      <style:text-properties fo:font-size="11pt" style:text-underline-style="solid" style:text-underline-width="auto" style:text-underline-color="font-color" fo:font-weight="bold" officeooo:rsid="00c68562" officeooo:paragraph-rsid="00c68562" style:font-size-asian="9.60000038146973pt" style:font-weight-asian="bold" style:font-size-complex="11pt" style:font-weight-complex="bold"/>
    </style:style>
    <style:style style:name="P19" style:family="paragraph" style:parent-style-name="Respuesta_20__28_personalizado_29_">
      <style:text-properties fo:font-size="11pt" style:text-underline-style="none" officeooo:rsid="00c68562" officeooo:paragraph-rsid="00c68562" style:font-size-asian="9.60000038146973pt" style:font-size-complex="11pt"/>
    </style:style>
    <style:style style:name="P20" style:family="paragraph" style:parent-style-name="Respuesta_20__28_personalizado_29_">
      <style:text-properties fo:font-size="11pt" style:text-underline-style="none" officeooo:rsid="00c68562" officeooo:paragraph-rsid="00c7bf43" style:font-size-asian="9.60000038146973pt" style:font-size-complex="11pt"/>
    </style:style>
    <style:style style:name="P21" style:family="paragraph" style:parent-style-name="Respuesta_20__28_personalizado_29_">
      <style:text-properties fo:font-size="11pt" style:text-underline-style="none" officeooo:paragraph-rsid="00c42180" style:font-size-asian="9.60000038146973pt" style:font-size-complex="11pt"/>
    </style:style>
    <style:style style:name="P22" style:family="paragraph" style:parent-style-name="Respuesta_20__28_personalizado_29_">
      <style:text-properties fo:font-size="11pt" style:text-underline-style="none" officeooo:rsid="00cf1354" officeooo:paragraph-rsid="00cf1354" style:font-size-asian="9.60000038146973pt" style:font-size-complex="11pt"/>
    </style:style>
    <style:style style:name="P23" style:family="paragraph" style:parent-style-name="Respuesta_20__28_personalizado_29_">
      <style:text-properties fo:font-weight="bold" officeooo:rsid="00c9fb12" officeooo:paragraph-rsid="00c9fb12" style:font-weight-asian="bold" style:font-weight-complex="bold"/>
    </style:style>
    <style:style style:name="P24" style:family="paragraph" style:parent-style-name="Respuesta_20__28_personalizado_29_">
      <style:text-properties fo:font-weight="bold" officeooo:rsid="00cc06ec" officeooo:paragraph-rsid="00cc06ec" style:font-weight-asian="bold" style:font-weight-complex="bold"/>
    </style:style>
    <style:style style:name="P25" style:family="paragraph" style:parent-style-name="Respuesta_20__28_personalizado_29_">
      <style:text-properties officeooo:paragraph-rsid="00c68562"/>
    </style:style>
    <style:style style:name="P26" style:family="paragraph" style:parent-style-name="Respuesta_20__28_personalizado_29_">
      <style:text-properties officeooo:paragraph-rsid="00c7bf43"/>
    </style:style>
    <style:style style:name="P27" style:family="paragraph" style:parent-style-name="Respuesta_20__28_personalizado_29_">
      <style:text-properties officeooo:rsid="00c9fb12" officeooo:paragraph-rsid="00c9fb12"/>
    </style:style>
    <style:style style:name="P28" style:family="paragraph" style:parent-style-name="Respuesta_20__28_personalizado_29_">
      <style:text-properties fo:font-size="12pt" fo:font-weight="bold" officeooo:rsid="00c9fb12" officeooo:paragraph-rsid="00c9fb12" style:font-size-asian="12pt" style:font-weight-asian="bold" style:font-size-complex="12pt" style:font-weight-complex="bold"/>
    </style:style>
    <style:style style:name="P29" style:family="paragraph" style:parent-style-name="Respuesta_20__28_personalizado_29_">
      <style:text-properties fo:font-size="12pt" fo:font-weight="bold" officeooo:rsid="00c9fb12" officeooo:paragraph-rsid="00d2be91" style:font-size-asian="12pt" style:font-weight-asian="bold" style:font-size-complex="12pt" style:font-weight-complex="bold"/>
    </style:style>
    <style:style style:name="P30" style:family="paragraph" style:parent-style-name="Respuesta_20__28_personalizado_29_">
      <style:text-properties officeooo:paragraph-rsid="00c9fb12"/>
    </style:style>
    <style:style style:name="P31" style:family="paragraph" style:parent-style-name="Respuesta_20__28_personalizado_29_">
      <style:text-properties fo:font-weight="normal" officeooo:rsid="00b6551b" style:font-weight-asian="normal" style:font-weight-complex="normal"/>
    </style:style>
    <style:style style:name="P32" style:family="paragraph" style:parent-style-name="Respuesta_20__28_personalizado_29_">
      <style:text-properties officeooo:paragraph-rsid="00b6551b"/>
    </style:style>
    <style:style style:name="P33" style:family="paragraph" style:parent-style-name="Respuesta_20__28_personalizado_29_">
      <style:text-properties officeooo:rsid="00ce40b2" officeooo:paragraph-rsid="00ce40b2"/>
    </style:style>
    <style:style style:name="P34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Indice_20__28_personalizado_29_">
      <style:text-properties officeooo:rsid="00c42180" officeooo:paragraph-rsid="00b6551b"/>
    </style:style>
    <style:style style:name="P37" style:family="paragraph" style:parent-style-name="Indice_20__28_personalizado_29_">
      <style:paragraph-properties fo:margin-left="0cm" fo:margin-right="0cm" fo:text-indent="0cm" style:auto-text-indent="false"/>
      <style:text-properties officeooo:rsid="00af550b" officeooo:paragraph-rsid="00af550b"/>
    </style:style>
    <style:style style:name="P38" style:family="paragraph" style:parent-style-name="Indice_20__28_personalizado_29_">
      <style:paragraph-properties fo:break-before="page"/>
      <style:text-properties officeooo:rsid="00c42180" officeooo:paragraph-rsid="00af550b"/>
    </style:style>
    <style:style style:name="P39" style:family="paragraph" style:parent-style-name="Respuesta_20__28_personalizado_29_" style:list-style-name="L1">
      <style:text-properties fo:font-size="13pt" style:text-underline-style="solid" style:text-underline-width="auto" style:text-underline-color="font-color" officeooo:rsid="00c42180" officeooo:paragraph-rsid="00c42180" style:font-size-asian="13pt" style:font-size-complex="13pt"/>
    </style:style>
    <style:style style:name="P40" style:family="paragraph" style:parent-style-name="Respuesta_20__28_personalizado_29_" style:list-style-name="L1">
      <style:text-properties fo:font-size="13pt" style:text-underline-style="solid" style:text-underline-width="auto" style:text-underline-color="font-color" officeooo:paragraph-rsid="00c42180" style:font-size-asian="13pt" style:font-size-complex="13pt"/>
    </style:style>
    <style:style style:name="P41" style:family="paragraph" style:parent-style-name="Respuesta_20__28_personalizado_29_" style:list-style-name="L5">
      <style:text-properties fo:font-size="13pt" style:text-underline-style="solid" style:text-underline-width="auto" style:text-underline-color="font-color" officeooo:paragraph-rsid="00d1054b" style:font-size-asian="13pt" style:font-size-complex="13pt"/>
    </style:style>
    <style:style style:name="P42" style:family="paragraph" style:parent-style-name="Respuesta_20__28_personalizado_29_" style:list-style-name="L6">
      <style:text-properties fo:font-size="13pt" style:text-underline-style="solid" style:text-underline-width="auto" style:text-underline-color="font-color" style:font-size-asian="13pt" style:font-size-complex="13pt"/>
    </style:style>
    <style:style style:name="P43" style:family="paragraph" style:parent-style-name="Respuesta_20__28_personalizado_29_" style:list-style-name="L2">
      <style:text-properties fo:font-size="11pt" style:text-underline-style="none" officeooo:paragraph-rsid="00c42180" style:font-size-asian="9.60000038146973pt" style:font-size-complex="11pt"/>
    </style:style>
    <style:style style:name="P44" style:family="paragraph" style:parent-style-name="Respuesta_20__28_personalizado_29_" style:list-style-name="L3">
      <style:text-properties fo:font-size="11pt" style:text-underline-style="none" officeooo:rsid="00c68562" officeooo:paragraph-rsid="00c7bf43" style:font-size-asian="9.60000038146973pt" style:font-size-complex="11pt"/>
    </style:style>
    <style:style style:name="P45" style:family="paragraph" style:parent-style-name="Respuesta_20__28_personalizado_29_">
      <style:text-properties fo:font-size="11pt" style:text-underline-style="none" officeooo:paragraph-rsid="00c42180" style:font-size-asian="9.60000038146973pt" style:font-size-complex="11pt"/>
    </style:style>
    <style:style style:name="P46" style:family="paragraph" style:parent-style-name="Respuesta_20__28_personalizado_29_">
      <style:text-properties fo:font-size="11pt" style:text-underline-style="none" officeooo:paragraph-rsid="00d97d00" style:font-size-asian="9.60000038146973pt" style:font-size-complex="11pt"/>
    </style:style>
    <style:style style:name="P47" style:family="paragraph" style:parent-style-name="Respuesta_20__28_personalizado_29_" style:list-style-name="L4"/>
    <style:style style:name="P48" style:family="paragraph" style:parent-style-name="Respuesta_20__28_personalizado_29_" style:list-style-name="L4">
      <style:text-properties officeooo:paragraph-rsid="00c7bf43"/>
    </style:style>
    <style:style style:name="P49" style:family="paragraph" style:parent-style-name="Portada" style:master-page-name="Portada">
      <style:paragraph-properties style:page-number="auto"/>
      <style:text-properties officeooo:rsid="003c728c" officeooo:paragraph-rsid="003c728c"/>
    </style:style>
    <style:style style:name="T1" style:family="text">
      <style:text-properties officeooo:rsid="00aa67da"/>
    </style:style>
    <style:style style:name="T2" style:family="text">
      <style:text-properties officeooo:rsid="00af550b"/>
    </style:style>
    <style:style style:name="T3" style:family="text">
      <style:text-properties officeooo:rsid="001558a2"/>
    </style:style>
    <style:style style:name="T4" style:family="text">
      <style:text-properties officeooo:rsid="003ba6fb"/>
    </style:style>
    <style:style style:name="T5" style:family="text">
      <style:text-properties officeooo:rsid="00c57fa3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c8923e"/>
    </style:style>
    <style:style style:name="T9" style:family="text">
      <style:text-properties officeooo:rsid="00c9fb12"/>
    </style:style>
    <style:style style:name="T10" style:family="text">
      <style:text-properties officeooo:rsid="00d2be91"/>
    </style:style>
    <style:style style:name="T11" style:family="text">
      <style:text-properties officeooo:rsid="00d97d0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8cm" fo:text-indent="-0.635cm" fo:margin-left="2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3cm" fo:text-indent="-0.635cm" fo:margin-left="3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8cm" fo:text-indent="-0.635cm" fo:margin-left="4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3cm" fo:text-indent="-0.635cm" fo:margin-left="4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8cm" fo:text-indent="-0.635cm" fo:margin-left="5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3cm" fo:text-indent="-0.635cm" fo:margin-left="5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8cm" fo:text-indent="-0.635cm" fo:margin-left="6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3cm" fo:text-indent="-0.635cm" fo:margin-left="7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8cm" fo:text-indent="-0.635cm" fo:margin-left="7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3cm" fo:text-indent="-0.635cm" fo:margin-left="8.48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8cm" fo:text-indent="-0.635cm" fo:margin-left="2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3cm" fo:text-indent="-0.635cm" fo:margin-left="3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8cm" fo:text-indent="-0.635cm" fo:margin-left="4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3cm" fo:text-indent="-0.635cm" fo:margin-left="4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8cm" fo:text-indent="-0.635cm" fo:margin-left="5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3cm" fo:text-indent="-0.635cm" fo:margin-left="5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8cm" fo:text-indent="-0.635cm" fo:margin-left="6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3cm" fo:text-indent="-0.635cm" fo:margin-left="7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8cm" fo:text-indent="-0.635cm" fo:margin-left="7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3cm" fo:text-indent="-0.635cm" fo:margin-left="8.48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IES Gonzalo Nazareno</text:p>
      <text:p text:style-name="P3">Autor: <text:span text:style-name="T2">Fernando Tirado Bulnes</text:span></text:p>
      <text:p text:style-name="P3">Profesor<text:span text:style-name="T4">: Raúl</text:span></text:p>
      <text:p text:style-name="P3">Módulo: <text:span text:style-name="T2">Administración de base de datos</text:span></text:p>
      <text:p text:style-name="P4">Título: <text:span text:style-name="T5">Práctica 3 Usuarios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35">Índice de contenido</text:p>
          </text:index-title>
          <text:p text:style-name="P34"><text:a xlink:type="simple" xlink:href="#__RefHeading___Toc35_3464723605" text:style-name="Index_20_Link" text:visited-style-name="Index_20_Link">1. POSTGRES<text:tab/>3</text:a></text:p>
          <text:p text:style-name="P34"><text:a xlink:type="simple" xlink:href="#__RefHeading___Toc37_3464723605" text:style-name="Index_20_Link" text:visited-style-name="Index_20_Link">2. ORACLE (ALUMNO 2)<text:tab/>7</text:a></text:p>
        </text:index-body>
      </text:table-of-content>
      <text:h text:style-name="P37" text:outline-level="1" text:is-list-header="true"/>
      <text:h text:style-name="P38" text:outline-level="1"><text:bookmark-start text:name="__RefHeading___Toc35_3464723605"/>POSTGRES<text:bookmark-end text:name="__RefHeading___Toc35_3464723605"/></text:h>
      <text:list xml:id="list659172056" text:style-name="L1">
        <text:list-item>
          <text:p text:style-name="P39">Averigua que privilegios de sistema hay en Postgres y como se asignan a un usuario.</text:p>
        </text:list-item>
      </text:list>
      <text:p text:style-name="P46">No existe una semejanza entre los privilegios del sistema de Oracle y Postgres, ya que en Postgres equivalen a varias opciones del sistema que se asignan a los diferentes roles. <text:span text:style-name="T11">La sintaxis es:</text:span></text:p>
      <text:p text:style-name="Terminal">CREATE ROLE <text:span text:style-name="T11">&lt;</text:span>n<text:span text:style-name="T11">ombre&gt;</text:span> [ WITH <text:span text:style-name="T11">&lt;</text:span>op<text:span text:style-name="T11">c</text:span>ion<text:span text:style-name="T11">&gt; </text:span>]</text:p>
      <text:p text:style-name="Terminal">ALTER ROLE <text:span text:style-name="T11">&lt;nombrerol&gt;</text:span> [ WITH <text:span text:style-name="T11">&lt;opcion&gt; </text:span>]</text:p>
      <text:p text:style-name="P46"><text:span text:style-name="T11">L</text:span>as <text:span text:style-name="T11">opciones son las</text:span> siguientes:</text:p>
      <text:list xml:id="list1280512329" text:style-name="L2">
        <text:list-item>
          <text:p text:style-name="P43"><text:span text:style-name="T6">SUPERUSER/NOSUPERUSER</text:span> -&gt; Indica si el rol creado tiene privilegios de superusuario.</text:p>
        </text:list-item>
        <text:list-item>
          <text:p text:style-name="P43"><text:span text:style-name="T6">CREATEDB/NOCREATEDB</text:span> -&gt; Indica si tiene privilegio de crear bases de datos.</text:p>
        </text:list-item>
        <text:list-item>
          <text:p text:style-name="P43"><text:span text:style-name="T6">CREATEROLE/NOCREATEROLE</text:span> -&gt; Indica si tiene privilegios para crear nuevos roles.</text:p>
        </text:list-item>
        <text:list-item>
          <text:p text:style-name="P43"><text:span text:style-name="T6">LOGIN/NOLOGIN</text:span> -&gt; Indica si puede iniciar sesión (imprescindible si representa un usuario).</text:p>
        </text:list-item>
        <text:list-item>
          <text:p text:style-name="P43"><text:span text:style-name="T6">PASSWORD 'contraseña'</text:span> -&gt; Indica la contraseña (importante si representa un usuario).</text:p>
        </text:list-item>
        <text:list-item>
          <text:p text:style-name="P43"><text:span text:style-name="T6">INHERIT/NOINHERIT</text:span> -&gt; Determina si hereda los privilegios de otro rol.</text:p>
        </text:list-item>
        <text:list-item>
          <text:p text:style-name="P43"><text:span text:style-name="T6">CONNECTION LIMIT 'número'</text:span> -&gt; Determina el número de conexiones concurrentes.</text:p>
        </text:list-item>
        <text:list-item>
          <text:p text:style-name="P43"><text:span text:style-name="T6">BYPASSRLS/NOBYPASSRLS</text:span> -&gt; Omite los sistemas de seguridad de las filas de las tablas.</text:p>
        </text:list-item>
        <text:list-item>
          <text:p text:style-name="P43"><text:span text:style-name="T6">VALID UNTIL 'fecha'</text:span> -&gt; Determina la fecha de expiración de la contraseña.</text:p>
        </text:list-item>
      </text:list>
      <text:list xml:id="list142856512795369" text:continue-list="list659172056" text:style-name="L1">
        <text:list-item>
          <text:p text:style-name="P39">Averigua cual es la forma de asignar y revocar privilegios sobre una tabla concreta en Postgres.</text:p>
        </text:list-item>
      </text:list>
      <text:p text:style-name="P17">Asignar privilegios</text:p>
      <text:p text:style-name="Respuesta_20__28_personalizado_29_"><text:soft-page-break/>Lo primero que tenemos que tener claro, es que para dar privilegios sobre una tabla, debemos ser: o rol superusuario o rol dueño de la base de datos que contiene dicha tabla o un rol afectado por la opción "WITH GRANT OPTION".</text:p>
      <text:p text:style-name="Respuesta_20__28_personalizado_29_">Tras esto, para asignar privilegios sobre una tabla concreta usaremos la siguiente sintaxis:</text:p>
      <text:p text:style-name="Terminal">GRANT &lt;privilegio&gt; ON &lt;nombretabla&gt; TO &lt;nombrerol | grupo | PUBLIC&gt; [WITH GRANT OPTION]</text:p>
      <text:p text:style-name="Respuesta_20__28_personalizado_29_"><text:s/>- La opción "PUBLIC" se refiere a todos los roles.</text:p>
      <text:p text:style-name="Respuesta_20__28_personalizado_29_"><text:s/>- La opción "WITH GRANT OPTION" implica que el privilegiado tendrá la posibilidad de asignar el mismo privilegio que le han asignado a él con esta opción.</text:p>
      <text:p text:style-name="Respuesta_20__28_personalizado_29_">Ejemplo:</text:p>
      <text:p text:style-name="Terminal">invitado1_db=&gt; grant select on alumnos to pruebarolusuario;</text:p>
      <text:p text:style-name="Terminal">GRANT</text:p>
      <text:p text:style-name="Respuesta_20__28_personalizado_29_">En este ejemplo, le hemos otorgado el privilegio "select" al usuario "pruebarolusuario" sobre la tabla "alumnos" de la base de datos "invitado1_db".</text:p>
      <text:p text:style-name="P17">Revocar privilegios</text:p>
      <text:p text:style-name="Respuesta_20__28_personalizado_29_">Lo primero que tenemos que tener claro, es que para revocar privilegios sobre una tabla, debemos ser: o rol superusuario o rol dueño de la base de datos que contiene dicha tabla.</text:p>
      <text:p text:style-name="Respuesta_20__28_personalizado_29_">Tras esto, para revocar privilegios sobre una tabla concreta usaremos la siguiente sintaxis:</text:p>
      <text:p text:style-name="Terminal">REVOKE [ GRANT OPTION FOR ] &lt;privilegio&gt; ON &lt;nombretabla&gt; FROM &lt;nombrerol | grupo | PUBLIC&gt;</text:p>
      <text:p text:style-name="Respuesta_20__28_personalizado_29_"><text:s/>- La opción "GRANT OPTION FOR" eliminará solamente la opción "WITH GRANT OPTION" de el/los rol/es que especifiquemos.</text:p>
      <text:p text:style-name="P25">Ejemplo:</text:p>
      <text:p text:style-name="Terminal">invitado1_db=&gt; revoke select on alumnos from pruebarolusuario;</text:p>
      <text:p text:style-name="Terminal">REVOKE</text:p>
      <text:p text:style-name="P25">En este ejemplo, le hemos revocado el privilegio "select" al usuario "pruebarolusuario" sobre la tabla "alumnos" de la base de datos "invitado1_db".</text:p>
      <text:list xml:id="list142857269319341" text:continue-numbering="true" text:style-name="L1">
        <text:list-item>
          <text:p text:style-name="P40"><text:soft-page-break/>Averigua si existe el concepto de rol en Postgres y señala las diferencias con los roles de ORACLE.</text:p>
        </text:list-item>
      </text:list>
      <text:p text:style-name="P19">Mientras en Oracle los roles son simplemente un conjunto de privilegios que se pueden otorgar a un usuario o a otro rol; en Postgres son una entidad que puede ser dueño de bases de datos o tener permisos sobre bases de datos: estos pueden representar tanto un usuario, como un grupo, o ambas cosas.</text:p>
      <text:p text:style-name="P18">Creación roles y asignación</text:p>
      <text:p text:style-name="Respuesta_20__28_personalizado_29_">Para crear un rol en Oracle, darle privilegios y asignarle un usuario:</text:p>
      <text:p text:style-name="Terminal">CREATE ROLE &lt;nombrerol&gt;; </text:p>
      <text:p text:style-name="Terminal">GRANT &lt;privilegios&gt; ON &lt;objeto&gt; TO &lt;nombrerol&gt;;</text:p>
      <text:p text:style-name="Terminal">GRANT &lt;nombrerol&gt; to &lt;usuario&gt;;</text:p>
      <text:p text:style-name="P19">En Postgres, crear un rol que represente un grupo es similar a Oracle, asi que voy a poner un ejemplo de un rol que represente a un usuario, en el que tendremos que tener en cuenta varias opciones:</text:p>
      <text:p text:style-name="Terminal">CREATE ROLE &lt;nombrerol&gt; [ WITH &lt;opcion&gt; ];</text:p>
      <text:p text:style-name="P20">Las opciones más importantes a tener en cuenta son:</text:p>
      <text:list xml:id="list35395221" text:style-name="L3">
        <text:list-item>
          <text:p text:style-name="P44"><text:span text:style-name="T6">SUPERUSER</text:span> -&gt; Indica si el rol creado tiene privilegios de superusuario.</text:p>
        </text:list-item>
        <text:list-item>
          <text:p text:style-name="P44"><text:span text:style-name="T6">CREATEDB</text:span> -&gt; Indica si tiene privilegio de crear bases de datos.</text:p>
        </text:list-item>
        <text:list-item>
          <text:p text:style-name="P44"><text:span text:style-name="T6">CREATEROLE </text:span>-&gt; Indica si tiene privilegios para crear nuevos roles.</text:p>
        </text:list-item>
        <text:list-item>
          <text:p text:style-name="P44"><text:span text:style-name="T6">LOGIN</text:span> -&gt; Indica si puede iniciar sesión (imprescindible si representa un usuario).</text:p>
        </text:list-item>
        <text:list-item>
          <text:p text:style-name="P44"><text:span text:style-name="T6">PASSWORD 'contraseña'</text:span> -&gt; Indica la contraseña (importante si representa un usuario).</text:p>
        </text:list-item>
      </text:list>
      <text:p text:style-name="P5"><text:soft-page-break/><text:tab/><text:span text:style-name="T7">Listar roles</text:span></text:p>
      <text:p text:style-name="P26">En Oracle, existen vistas para consultar los roles. Las más importantes son:</text:p>
      <text:list xml:id="list1594457334" text:style-name="L4">
        <text:list-item>
          <text:p text:style-name="P48"><text:span text:style-name="T6">DBA_ROLES</text:span> -&gt; Todos los roles de la BD.</text:p>
        </text:list-item>
        <text:list-item>
          <text:p text:style-name="P47"><text:span text:style-name="T6">DBA_ROLE_PRIVS</text:span> -&gt; Roles concedidos a usuarios.</text:p>
        </text:list-item>
        <text:list-item>
          <text:p text:style-name="P47"><text:span text:style-name="T6">ROLE_ROLE_PRIVS</text:span> -&gt; Roles concedidos a otros roles.</text:p>
        </text:list-item>
      </text:list>
      <text:p text:style-name="P19">Mientras que en Postgres, la opción más usada es:</text:p>
      <text:p text:style-name="Terminal"><text:s/>postgres=# \du+</text:p>
      <text:p text:style-name="P19">La cual te listará todos los roles, sus privilegios, su descripción y si es miembro de otro rol.</text:p>
      <text:list xml:id="list142856960717421" text:continue-list="list142857269319341" text:style-name="L1">
        <text:list-item>
          <text:p text:style-name="P40">Averigua si existe el concepto de perfil como conjunto de límites sobre el uso de recursos o sobre la contraseña en Postgres y señala las diferencias con los perfiles de ORACLE.</text:p>
        </text:list-item>
      </text:list>
      <text:p text:style-name="P22">En Postgres no existe <text:span text:style-name="T11">el concepto perfil</text:span>. <text:span text:style-name="T11">En cambio, si que podremos modificar los límites de la contraseña. Para esto, debemos de usar un módulo llamado "passwordcheck" que comprueba las contraseñas establecidas con "CREATE ROLE" o "ALTER ROLE". Para activar este módulo, añadimos "$libdir/passwordcheck" a "shared_preload_libraries" en el archivo de configuración "postgresql.conf".</text:span></text:p>
      <text:list xml:id="list142855948481702" text:continue-numbering="true" text:style-name="L1">
        <text:list-item>
          <text:p text:style-name="P40">Realiza consultas al diccionario de datos de Postgres para averiguar todos los privilegios que tiene un usuario concreto.</text:p>
        </text:list-item>
      </text:list>
      <text:p text:style-name="P21">He puesto como ejemplo el rol de usuario "invitado1", la consulta sería la siguiente:</text:p>
      <text:p text:style-name="P21"/>
      <text:p text:style-name="Terminal">SELECT distinct privilege_type </text:p>
      <text:p text:style-name="Terminal">FROM information_schema.role_table_grants </text:p>
      <text:p text:style-name="Terminal">WHERE grantee = 'invitado1';</text:p>
      <text:p text:style-name="P21"/>
      <text:p text:style-name="P21">Daría el siguiente resultado:</text:p>
      <text:p text:style-name="P21"><text:soft-page-break/></text:p>
      <text:p text:style-name="P21"/>
      <text:p text:style-name="Terminal"><text:s/>privilege_type </text:p>
      <text:p text:style-name="Terminal">----------------</text:p>
      <text:p text:style-name="Terminal"><text:s/>DELETE</text:p>
      <text:p text:style-name="Terminal"><text:s/>INSERT</text:p>
      <text:p text:style-name="Terminal"><text:s/>REFERENCES</text:p>
      <text:p text:style-name="Terminal"><text:s/>SELECT</text:p>
      <text:p text:style-name="Terminal"><text:s/>TRIGGER</text:p>
      <text:p text:style-name="Terminal"><text:s/>TRUNCATE</text:p>
      <text:p text:style-name="Terminal"><text:s/>UPDATE</text:p>
      <text:p text:style-name="Terminal">(7 rows)</text:p>
      <text:list xml:id="list142857452128650" text:continue-numbering="true" text:style-name="L1">
        <text:list-item>
          <text:p text:style-name="P39">Realiza consultas al diccionario de datos en Postgres para averiguar qué usuarios pueden consultar una tabla concreta.</text:p>
        </text:list-item>
      </text:list>
      <text:p text:style-name="P31">He puesto como ejemplo la tabla "alumnos" de la base de datos "invitado1_db", la consulta sería la siguiente:</text:p>
      <text:p text:style-name="Terminal">SELECT grantee</text:p>
      <text:p text:style-name="Terminal">FROM information_schema.table_privileges</text:p>
      <text:p text:style-name="Terminal">WHERE table_name = 'alumnos'</text:p>
      <text:p text:style-name="Terminal">AND privilege_type = 'SELECT';</text:p>
      <text:p text:style-name="P31">Daría el siguiente resultado:</text:p>
      <text:p text:style-name="Terminal"><text:s text:c="2"/>grantee <text:s/></text:p>
      <text:p text:style-name="Terminal">-----------</text:p>
      <text:p text:style-name="Terminal"><text:s/>invitado1</text:p>
      <text:p text:style-name="Terminal"><text:s/>postgres</text:p>
      <text:p text:style-name="Terminal">(2 rows)</text:p>
      <text:p text:style-name="Respuesta_20__28_personalizado_29_"/>
      <text:h text:style-name="P36" text:outline-level="1"><text:bookmark-start text:name="__RefHeading___Toc37_3464723605"/>ORACLE (ALUMNO 2)<text:bookmark-end text:name="__RefHeading___Toc37_3464723605"/></text:h>
      <text:p text:style-name="P32"/>
      <text:list xml:id="list585096421" text:style-name="L5">
        <text:list-item>
          <text:p text:style-name="P41">Realiza una función de verificación de contraseñas que compruebe que la contraseña difiere en más de tres caracteres de la anterior y que la longitud de la misma es diferente de la anterior. Asígnala al perfil CONTRASE<text:span text:style-name="T8">Ñ</text:span>ASEGURA. Comprueba que funciona correctamente. Que tenga al menos 2 letras y 2 números.</text:p>
        </text:list-item>
      </text:list>
      <text:p text:style-name="P6"><text:soft-page-break/><text:tab/>Función principal</text:p>
      <text:p text:style-name="Terminal">create or replace function VerificacionContra (username VARCHAR2,</text:p>
      <text:p text:style-name="Terminal"><text:tab/><text:tab/><text:tab/><text:tab/><text:tab/><text:tab/> <text:s text:c="4"/>password VARCHAR2,</text:p>
      <text:p text:style-name="Terminal"><text:tab/><text:tab/><text:tab/><text:tab/><text:tab/><text:tab/> <text:s text:c="4"/>old_password VARCHAR2)</text:p>
      <text:p text:style-name="Terminal">return boolean</text:p>
      <text:p text:style-name="Terminal">is</text:p>
      <text:p text:style-name="Terminal"><text:tab/>v_diferencia integer:=0;</text:p>
      <text:p text:style-name="Terminal"><text:tab/>v_minimoletra integer:=0;</text:p>
      <text:p text:style-name="Terminal"><text:tab/>v_minimonumero integer:=0;</text:p>
      <text:p text:style-name="Terminal">begin</text:p>
      <text:p text:style-name="Terminal"/>
      <text:p text:style-name="Terminal">v_minimoletra:=CompruebaLetras(password);</text:p>
      <text:p text:style-name="Terminal">v_minimonumero:=CompruebaNumeros(password);</text:p>
      <text:p text:style-name="Terminal">v_diferencia:=CompruebaDiferencia(password,old_password);</text:p>
      <text:p text:style-name="Terminal"/>
      <text:p text:style-name="Terminal"><text:s text:c="3"/>if old_password is not null then </text:p>
      <text:p text:style-name="Terminal"><text:tab/>if length(old_password) = length(password) then</text:p>
      <text:p text:style-name="Terminal"><text:tab/> <text:s text:c="2"/>raise_application_error(-20003, 'La longitud de la nueva contraseña debe ser diferente a la longitud de la antigüa');</text:p>
      <text:p text:style-name="Terminal"><text:tab/>elsif v_minimonumero &lt; 2 or v_minimoletra &lt; 2 then</text:p>
      <text:p text:style-name="Terminal"><text:tab/> <text:s text:c="2"/>raise_application_error(-20002, 'La contraseña debe tener como mínimo 2 letras y 2 números.');</text:p>
      <text:p text:style-name="P7"><text:tab/>elsif v_diferencia &lt; 3 then</text:p>
      <text:p text:style-name="P7"><text:tab/> <text:s text:c="2"/>raise_application_error(-20004, 'La contraseña debe diferir en más de 3 carácteres de la anterior');</text:p>
      <text:p text:style-name="P7"><text:tab/>end if;</text:p>
      <text:p text:style-name="P7"><text:s text:c="3"/>end if;</text:p>
      <text:p text:style-name="P7"><text:s text:c="3"/>return TRUE;</text:p>
      <text:p text:style-name="P7">end;</text:p>
      <text:p text:style-name="P7">/</text:p>
      <text:p text:style-name="P7"/>
      <text:p text:style-name="P28">Funciones secundarias</text:p>
      <text:p text:style-name="P7"/>
      <text:p text:style-name="P7">create or replace function CompruebaNumeros (password VARCHAR2)</text:p>
      <text:p text:style-name="P7">return number</text:p>
      <text:p text:style-name="P7">is</text:p>
      <text:p text:style-name="P7"><text:tab/>numeros varchar2(10);</text:p>
      <text:p text:style-name="P7"><text:tab/>contador number:=0;</text:p>
      <text:p text:style-name="P7"><text:tab/>numerocontra number;</text:p>
      <text:p text:style-name="P7">begin</text:p>
      <text:p text:style-name="P7"><text:tab/>numeros:= '0123456789';</text:p>
      <text:p text:style-name="P7"><text:tab/>numerocontra:=length(password);</text:p>
      <text:p text:style-name="P7"><text:tab/>for i in 1..10 loop</text:p>
      <text:p text:style-name="P7"><text:tab/> <text:s text:c="2"/>for z in 1..numerocontra loop</text:p>
      <text:p text:style-name="P7"><text:tab/><text:tab/>if substr(password,z,1) = substr(numeros,i,1) then</text:p>
      <text:p text:style-name="P12"><text:tab/><text:tab/><text:tab/>contador:=contador+1;</text:p>
      <text:p text:style-name="P12"><text:tab/><text:tab/>end if;</text:p>
      <text:p text:style-name="P12"><text:tab/> <text:s text:c="2"/>end loop;</text:p>
      <text:p text:style-name="P12"><text:tab/>end loop;</text:p>
      <text:p text:style-name="P12"><text:tab/>return contador;</text:p>
      <text:p text:style-name="P12">end;</text:p>
      <text:p text:style-name="P12">/</text:p>
      <text:p text:style-name="P7"><text:soft-page-break/></text:p>
      <text:p text:style-name="P7">create or replace function CompruebaLetras (password VARCHAR2)</text:p>
      <text:p text:style-name="P7">return number</text:p>
      <text:p text:style-name="P7">is</text:p>
      <text:p text:style-name="P7"><text:tab/>letras varchar2(52);</text:p>
      <text:p text:style-name="P7"><text:tab/>contador number:=0;</text:p>
      <text:p text:style-name="P7"><text:tab/>numerocontra number;</text:p>
      <text:p text:style-name="P7">begin</text:p>
      <text:p text:style-name="P7"><text:tab/>letras:= 'abcdefghijklmnopqrstuvwxyzABCDEFGHIJKLMNOPQRSTUVWXYZ';</text:p>
      <text:p text:style-name="P7"><text:tab/>numerocontra:=length(password);</text:p>
      <text:p text:style-name="P7"><text:tab/>for i in 1..length(letras) loop</text:p>
      <text:p text:style-name="P7"><text:tab/> <text:s text:c="2"/>for z in 1..numerocontra loop</text:p>
      <text:p text:style-name="P7"><text:tab/><text:tab/>if substr(password,z,1) = substr(letras,i,1) then</text:p>
      <text:p text:style-name="P7"><text:tab/><text:tab/><text:tab/>contador:=contador+1;</text:p>
      <text:p text:style-name="P7"><text:tab/><text:tab/>end if;</text:p>
      <text:p text:style-name="P7"><text:tab/> <text:s text:c="2"/>end loop;</text:p>
      <text:p text:style-name="P7"><text:tab/>end loop;</text:p>
      <text:p text:style-name="P7"><text:tab/>return contador;</text:p>
      <text:p text:style-name="P7">end;</text:p>
      <text:p text:style-name="P7">/</text:p>
      <text:p text:style-name="P7"/>
      <text:p text:style-name="P7"/>
      <text:p text:style-name="P7">create or replace function CompruebaDiferencia (password VARCHAR2,</text:p>
      <text:p text:style-name="P7"><text:tab/><text:tab/><text:tab/><text:tab/><text:tab/><text:tab/> <text:s text:c="5"/>old_password VARCHAR2)</text:p>
      <text:p text:style-name="P7">return number</text:p>
      <text:p text:style-name="P7">is</text:p>
      <text:p text:style-name="P7"><text:tab/>v_num integer:=0;</text:p>
      <text:p text:style-name="P7"><text:tab/>v_diferencia number;</text:p>
      <text:p text:style-name="P7">begin</text:p>
      <text:p text:style-name="P7"><text:tab/>v_diferencia:=length(old_password) - length(password);</text:p>
      <text:p text:style-name="P7"><text:tab/>if length(password) &lt; length(old_password) then</text:p>
      <text:p text:style-name="P7"><text:tab/> <text:s text:c="2"/>v_num:=length(password);</text:p>
      <text:p text:style-name="P7"><text:tab/>else</text:p>
      <text:p text:style-name="P7"><text:tab/> <text:s text:c="2"/>v_num:=length(old_password);</text:p>
      <text:p text:style-name="P7"><text:tab/>end if;</text:p>
      <text:p text:style-name="P7"/>
      <text:p text:style-name="P7"><text:tab/>v_diferencia:=abs(v_diferencia);</text:p>
      <text:p text:style-name="P7"><text:tab/>for i in 1..v_num loop</text:p>
      <text:p text:style-name="P7"><text:tab/> <text:s text:c="2"/>if substr(password,i,1) != substr(old_password,i,1) then</text:p>
      <text:p text:style-name="P7"><text:tab/><text:tab/>v_diferencia:=v_diferencia + 1;</text:p>
      <text:p text:style-name="P7"><text:tab/> <text:s text:c="2"/>end if;</text:p>
      <text:p text:style-name="P7"><text:tab/>end loop;</text:p>
      <text:p text:style-name="P7"><text:tab/>return v_diferencia;</text:p>
      <text:p text:style-name="P7">end;</text:p>
      <text:p text:style-name="P7">/</text:p>
      <text:p text:style-name="P7"/>
      <text:p text:style-name="P27">Nos conectamos con “sysdba” para hacer las siguientes tareas.</text:p>
      <text:p text:style-name="P30"><text:span text:style-name="T9">P</text:span>ara <text:span text:style-name="T9">empezar, debemos</text:span> habilitar los perfiles de usuario:</text:p>
      <text:p text:style-name="Terminal">ALTER SYSTEM SET RESOURCE_LIMIT=TRUE;</text:p>
      <text:p text:style-name="Respuesta_20__28_personalizado_29_">Creamos el perfil y le añadimos la regla:</text:p>
      <text:p text:style-name="P13">CREATE PROFILE CONTRASENASEGURA LIMIT</text:p>
      <text:p text:style-name="P13">PASSWORD_VERIFY_FUNCTION VerificacionContra;</text:p>
      <text:p text:style-name="Respuesta_20__28_personalizado_29_"><text:soft-page-break/>Creamos un usuario con contraseña y le damos <text:span text:style-name="T9">los </text:span>privilegios <text:span text:style-name="T9">básicos</text:span>:</text:p>
      <text:p text:style-name="Terminal">CREATE USER pruebaperfil</text:p>
      <text:p text:style-name="Terminal">IDENTIFIED BY aaaa;</text:p>
      <text:p text:style-name="Terminal"/>
      <text:p text:style-name="Terminal">GRANT CONNECT to pruebaperfil;</text:p>
      <text:p text:style-name="Terminal">GRANT RESOURCE to pruebaperfil;</text:p>
      <text:p text:style-name="Terminal">GRANT UNLIMITED tablespace to pruebaperfil;</text:p>
      <text:p text:style-name="Respuesta_20__28_personalizado_29_">Añadimos el usuario al perfil:</text:p>
      <text:p text:style-name="Terminal">ALTER USER pruebaperfil</text:p>
      <text:p text:style-name="Terminal">PROFILE CONTRASENASEGURA;</text:p>
      <text:p text:style-name="Respuesta_20__28_personalizado_29_">Ahora nos conectamos a nuestro usuario y probamos todos los fallos posibles al cambiar de contraseña para comprobar que funciona:</text:p>
      <text:p text:style-name="P23">Diferencia de longitud</text:p>
      <text:p text:style-name="Terminal">SQL&gt; ALTER USER pruebaperfil IDENTIFIED BY aaaa2233 REPLACE aaaa2233;</text:p>
      <text:p text:style-name="Terminal">ALTER USER pruebaperfil IDENTIFIED BY aaaa2233 REPLACE aaaa2233</text:p>
      <text:p text:style-name="Terminal">*</text:p>
      <text:p text:style-name="Terminal">ERROR en lÝnea 1:</text:p>
      <text:p text:style-name="Terminal">ORA-28003: fallo en la verificaci¾n de la contrase±a especificada</text:p>
      <text:p text:style-name="P8">ORA-20003: La longitud de la nueva contraseña debe ser diferente a la longitud de la antigüa</text:p>
      <text:p text:style-name="P23">Mínimo 2 letras y 2 números</text:p>
      <text:p text:style-name="P8">SQL&gt; ALTER USER pruebaperfil IDENTIFIED BY aaaa REPLACE aaaa2233;</text:p>
      <text:p text:style-name="P8">ALTER USER pruebaperfil IDENTIFIED BY aaaa REPLACE aaaa2233</text:p>
      <text:p text:style-name="P8">*</text:p>
      <text:p text:style-name="P8">ERROR en lÝnea 1:</text:p>
      <text:p text:style-name="P8">ORA-28003: fallo en la verificaci¾n de la contrase±a especificada</text:p>
      <text:p text:style-name="P10">ORA-20002: La contraseña debe tener como mínimo 2 letras y 2 números.</text:p>
      <text:p text:style-name="P23">Diferir en más de 3 caracteres de la anterior</text:p>
      <text:p text:style-name="P11">SQL&gt; ALTER USER pruebaperfil IDENTIFIED BY aaaa REPLACE aaaa2233;</text:p>
      <text:p text:style-name="P11">ALTER USER pruebaperfil IDENTIFIED BY aaaa REPLACE aaaa2233</text:p>
      <text:p text:style-name="P11">*</text:p>
      <text:p text:style-name="P11">ERROR en lÝnea 1:</text:p>
      <text:p text:style-name="P11">ORA-28003: fallo en la verificaci¾n de la contrase±a especificada</text:p>
      <text:p text:style-name="P9">ORA-20002: La contraseña debe tener como mínimo 2 letras y 2 números.</text:p>
      <text:p text:style-name="P24"><text:soft-page-break/>Contraseña correcta</text:p>
      <text:p text:style-name="Terminal">SQL&gt; ALTER USER pruebaperfil IDENTIFIED BY aaaa2233 REPLACE aaaa;</text:p>
      <text:p text:style-name="Terminal"/>
      <text:p text:style-name="Terminal">Usuario modificado.</text:p>
      <text:list xml:id="list361836274" text:style-name="L6">
        <text:list-item>
          <text:p text:style-name="P42">Realiza un procedimiento llamado MostrarPrivilegiosdelRol que reciba el nombre de un rol y muestre los privilegios de sistema y los privilegios sobre objetos que lo componen.</text:p>
        </text:list-item>
      </text:list>
      <text:p text:style-name="P29"><text:span text:style-name="T10">Procedimiento</text:span> <text:span text:style-name="T10">principal</text:span></text:p>
      <text:p text:style-name="Terminal">create or replace procedure MostrarPrivilegiosdelRol(p_rol VARCHAR2)</text:p>
      <text:p text:style-name="Terminal">is</text:p>
      <text:p text:style-name="Terminal"/>
      <text:p text:style-name="Terminal">cursor c_tablasys</text:p>
      <text:p text:style-name="Terminal">is</text:p>
      <text:p text:style-name="Terminal">select distinct privilege</text:p>
      <text:p text:style-name="Terminal">from role_sys_privs</text:p>
      <text:p text:style-name="Terminal">where role in (select distinct role</text:p>
      <text:p text:style-name="Terminal"><text:tab/><text:tab/> <text:s/>from role_role_privs</text:p>
      <text:p text:style-name="Terminal"><text:tab/><text:tab/> <text:s/>start with role = p_rol</text:p>
      <text:p text:style-name="Terminal"><text:tab/><text:tab/> <text:s/>connect by role = prior granted_role)</text:p>
      <text:p text:style-name="Terminal">or role = p_rol;</text:p>
      <text:p text:style-name="Terminal"/>
      <text:p text:style-name="Terminal">cursor c_tablatab</text:p>
      <text:p text:style-name="Terminal">is</text:p>
      <text:p text:style-name="P13">select distinct privilege, table_name, owner</text:p>
      <text:p text:style-name="P13">from role_tab_privs</text:p>
      <text:p text:style-name="P13">where role in (select distinct role</text:p>
      <text:p text:style-name="P13"><text:tab/> <text:s text:c="9"/>from role_role_privs</text:p>
      <text:p text:style-name="P13"><text:tab/> <text:s text:c="9"/>start with role = p_rol</text:p>
      <text:p text:style-name="P13"><text:tab/> <text:s text:c="9"/>connect by role = prior granted_role)</text:p>
      <text:p text:style-name="P13">or role = p_rol;</text:p>
      <text:p text:style-name="P13"/>
      <text:p text:style-name="P13">v_tablasys c_tablasys%rowtype;</text:p>
      <text:p text:style-name="P13">v_tablatab c_tablatab%rowtype;</text:p>
      <text:p text:style-name="P13"/>
      <text:p text:style-name="P13">begin</text:p>
      <text:p text:style-name="P13"><text:tab/>dbms_output.put_line(chr(10) || 'PRIVILEGIOS DEL SISTEMA' || chr(10) || '-----------------------' || chr(10));</text:p>
      <text:p text:style-name="P13"><text:tab/>open c_tablasys;</text:p>
      <text:p text:style-name="P13"><text:tab/>fetch c_tablasys into v_tablasys;</text:p>
      <text:p text:style-name="P13"><text:tab/>while c_tablasys%found loop</text:p>
      <text:p text:style-name="P13"><text:tab/><text:tab/>dbms_output.put_line(v_tablasys.privilege);</text:p>
      <text:p text:style-name="P13"><text:tab/>fetch c_tablasys into v_tablasys;</text:p>
      <text:p text:style-name="P13"><text:tab/>end loop;</text:p>
      <text:p text:style-name="P13"><text:tab/>close c_tablasys;</text:p>
      <text:p text:style-name="P13"><text:tab/>dbms_output.put_line(chr(10) || 'PRIVILEGIOS DE OBJETO <text:s text:c="4"/>OBJETO' || chr(10) || '--------------------- <text:s text:c="4"/>------' || chr(10));</text:p>
      <text:p text:style-name="Terminal"><text:tab/>open c_tablatab;</text:p>
      <text:p text:style-name="Terminal"><text:tab/>fetch c_tablatab into v_tablatab;</text:p>
      <text:p text:style-name="Terminal"><text:tab/>while c_tablatab%found loop</text:p>
      <text:p text:style-name="Terminal"><text:tab/><text:tab/>dbms_output.put_line(RPAD(v_tablatab.privilege,25) || v_tablatab.owner || '.' || v_tablatab.table_name);</text:p>
      <text:p text:style-name="P13"><text:tab/>fetch c_tablatab into v_tablatab;</text:p>
      <text:p text:style-name="P13"><text:tab/>end loop;</text:p>
      <text:p text:style-name="P13"><text:tab/>close c_tablatab;</text:p>
      <text:p text:style-name="P13">end;</text:p>
      <text:p text:style-name="P15">/</text:p>
      <text:p text:style-name="P33"><text:soft-page-break/>Para probar este procedimiento, vamos a crear un nuevo rol y a asignarle algunos privilegios:</text:p>
      <text:p text:style-name="Terminal">SQL&gt; CREATE ROLE rolpruebafernando;</text:p>
      <text:p text:style-name="Terminal"/>
      <text:p text:style-name="Terminal">Rol creado.</text:p>
      <text:p text:style-name="Terminal"/>
      <text:p text:style-name="Terminal">SQL&gt; GRANT ALTER DATABASE TO rolpruebafernando;</text:p>
      <text:p text:style-name="Terminal"/>
      <text:p text:style-name="Terminal">Concesi¾n terminada correctamente.</text:p>
      <text:p text:style-name="Terminal"/>
      <text:p text:style-name="Terminal">SQL&gt; GRANT CREATE TABLE TO rolpruebafernando;</text:p>
      <text:p text:style-name="Terminal"/>
      <text:p text:style-name="Terminal">Concesi¾n terminada correctamente.</text:p>
      <text:p text:style-name="Terminal"/>
      <text:p text:style-name="Terminal">SQL&gt; GRANT SELECT ON SCOTT.EMP TO rolpruebafernando;</text:p>
      <text:p text:style-name="Terminal"/>
      <text:p text:style-name="Terminal">Concesi¾n terminada correctamente.</text:p>
      <text:p text:style-name="Terminal"/>
      <text:p text:style-name="P14">SQL&gt; GRANT ALTER ON SCOTT.DEPT TO rolpruebafernando;</text:p>
      <text:p text:style-name="P14"/>
      <text:p text:style-name="P14">Concesi¾n terminada correctamente.</text:p>
      <text:p text:style-name="P33">Una vez hecho esto, probamos el procedimiento con el nuevo rol:</text:p>
      <text:p text:style-name="Terminal">SQL&gt; exec MostrarPrivilegiosdelRol('ROLPRUEBAFERNANDO');</text:p>
      <text:p text:style-name="Terminal"/>
      <text:p text:style-name="Terminal">PRIVILEGIOS DEL SISTEMA</text:p>
      <text:p text:style-name="Terminal">-----------------------</text:p>
      <text:p text:style-name="Terminal"/>
      <text:p text:style-name="Terminal">CREATE TABLE</text:p>
      <text:p text:style-name="Terminal">ALTER DATABASE</text:p>
      <text:p text:style-name="Terminal"/>
      <text:p text:style-name="Terminal">PRIVILEGIOS DE OBJETO <text:s text:c="4"/>OBJETO</text:p>
      <text:p text:style-name="Terminal">--------------------- <text:s text:c="4"/>------</text:p>
      <text:p text:style-name="P14"/>
      <text:p text:style-name="P14">SELECT <text:s text:c="18"/>SCOTT.EMP</text:p>
      <text:p text:style-name="P14">ALTER <text:s text:c="19"/>SCOTT.DEPT</text:p>
      <text:p text:style-name="P14"/>
      <text:p text:style-name="P14">Procedimiento PL/SQL terminado correctamente.</text:p>
      <text:p text:style-name="P33">Por último lo probamos con un rol por defecto de Oracle:</text:p>
      <text:p text:style-name="P14">SQL&gt; exec MostrarPrivilegiosdelRol('RESOURCE');</text:p>
      <text:p text:style-name="P14"/>
      <text:p text:style-name="P14">PRIVILEGIOS DEL SISTEMA</text:p>
      <text:p text:style-name="P14">-----------------------</text:p>
      <text:p text:style-name="P14"/>
      <text:p text:style-name="P14">CREATE TABLE</text:p>
      <text:p text:style-name="P14">CREATE OPERATOR</text:p>
      <text:p text:style-name="P14">CREATE TYPE</text:p>
      <text:p text:style-name="P14">CREATE CLUSTER</text:p>
      <text:p text:style-name="P14">CREATE TRIGGER</text:p>
      <text:p text:style-name="P14">CREATE SEQUENCE</text:p>
      <text:p text:style-name="P14">CREATE PROCEDURE</text:p>
      <text:p text:style-name="P14">CREATE INDEXTYPE</text:p>
      <text:p text:style-name="P14"/>
      <text:p text:style-name="P14">PRIVILEGIOS DE OBJETO <text:s text:c="4"/>OBJETO</text:p>
      <text:p text:style-name="P14">--------------------- <text:s text:c="4"/>------</text:p>
      <text:p text:style-name="P14"/>
      <text:p text:style-name="P16">Procedimiento PL/SQL terminado correct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adornments="Bold" style:font-family-generic="roman"/>
    <style:font-face style:name="FreeSans1" svg:font-family="FreeSans" style:font-family-generic="swiss"/>
    <style:font-face style:name="Liberation Mono1" svg:font-family="'Liberation Mono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egrita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ice_20__28_personalizado_29_" style:display-name="Indice (personalizado)" style:family="paragraph" style:parent-style-name="Title" style:next-style-name="Respuesta_20__28_personalizado_29_" style:default-outline-level="1" style:master-page-name="">
      <style:paragraph-properties fo:margin-left="0.4cm" fo:margin-right="0cm" fo:margin-top="0.499cm" fo:margin-bottom="0.499cm" loext:contextual-spacing="false" fo:text-align="justify" style:justify-single-word="false" fo:text-indent="-0.75cm" style:auto-text-indent="false" style:page-number="auto">
        <style:tab-stops/>
      </style:paragraph-properties>
      <style:text-properties fo:text-transform="uppercase" fo:color="#000000" fo:font-size="12pt" style:font-weight-complex="bold"/>
    </style:style>
    <style:style style:name="Enunciado_20__28_personalizado_29_" style:display-name="Enunciado (personalizado)" style:family="paragraph" style:parent-style-name="Title" style:master-page-name="">
      <style:paragraph-properties fo:margin-top="0cm" fo:margin-bottom="0.199cm" loext:contextual-spacing="false" fo:text-align="justify" style:justify-single-word="false" style:page-number="auto"/>
      <style:text-properties style:font-name="Liberation Serif2" fo:font-family="'Liberation Serif'" style:font-style-name="Negrita" style:font-family-generic="roman" style:font-pitch="variable" fo:font-size="11pt" fo:font-weight="normal" style:font-weight-complex="bold"/>
    </style:style>
    <style:style style:name="Respuesta_20__28_personalizado_29_" style:display-name="Respuesta (personalizado)" style:family="paragraph" style:parent-style-name="Enunciado_20__28_personalizado_29_" style:master-page-name="">
      <style:paragraph-properties fo:margin-left="1.401cm" fo:margin-right="0.199cm" fo:margin-top="0.499cm" fo:margin-bottom="0.6cm" loext:contextual-spacing="false" fo:text-align="start" style:justify-single-word="false" fo:text-indent="0cm" style:auto-text-indent="false" style:page-number="auto" style:writing-mode="lr-tb">
        <style:tab-stops/>
      </style:paragraph-properties>
      <style:text-properties fo:font-weight="normal" style:font-weight-complex="bold"/>
    </style:style>
    <style:style style:name="Portada" style:family="paragraph" style:parent-style-name="Respuesta_20__28_personalizado_29_" style:master-page-name="">
      <style:paragraph-properties fo:margin-left="0cm" fo:margin-right="0.199cm" fo:margin-top="0cm" fo:margin-bottom="15cm" loext:contextual-spacing="false" fo:text-align="center" style:justify-single-word="false" fo:text-indent="0cm" style:auto-text-indent="false" style:page-number="auto"/>
      <style:text-properties fo:font-size="44pt" fo:font-weight="bold"/>
    </style:style>
    <style:style style:name="Portada_20__28_Info_29_" style:display-name="Portada (Info)" style:family="paragraph" style:parent-style-name="Portada" style:master-page-name="">
      <style:paragraph-properties fo:margin-top="0cm" fo:margin-bottom="0.199cm" loext:contextual-spacing="false" fo:text-align="justify" style:justify-single-word="false" style:page-number="auto"/>
      <style:text-properties fo:font-size="12pt" fo:font-weight="normal"/>
    </style:style>
    <style:style style:name="Encabezado_20_y_20_pie_20_de_20_página_20_" style:display-name="Encabezado y pie de página " style:family="paragraph" style:parent-style-name="Footer" style:master-page-name="">
      <style:paragraph-properties style:page-number="auto" fo:padding="0.049cm" fo:border-left="none" fo:border-right="none" fo:border-top="0.06pt solid #000000" fo:border-bottom="0.06pt solid #000000" style:shadow="none"/>
      <style:text-properties fo:font-size="8pt" fo:font-style="italic" fo:font-weight="normal" style:font-size-asian="10.5pt"/>
    </style:style>
    <style:style style:name="Indice_20_1.x" style:display-name="Indice 1.x" style:family="paragraph" style:hidden="true" style:parent-style-name="Indice_20__28_personalizado_29_" style:next-style-name="Respuesta_20__28_personalizado_29_" style:default-outline-level="2" style:master-page-name="">
      <style:paragraph-properties fo:margin-left="1.499cm" fo:margin-right="0cm" fo:margin-top="0.499cm" fo:margin-bottom="0cm" loext:contextual-spacing="false" fo:text-align="start" style:justify-single-word="false" fo:text-indent="-0.75cm" style:auto-text-indent="false" style:page-number="auto" style:shadow="none" text:number-lines="true" text:line-number="0">
        <style:tab-stops/>
      </style:paragraph-properties>
      <style:text-properties fo:font-variant="normal" fo:text-transform="none" style:font-name="Liberation Serif1" fo:font-family="'Liberation Serif'" style:font-style-name="Bold" style:font-family-generic="roman" fo:font-size="11pt"/>
    </style:style>
    <style:style style:name="Indice_20_3.x" style:display-name="Indice 3.x" style:family="paragraph" style:parent-style-name="Indice_20__28_personalizado_29_" style:default-outline-level="3"/>
    <style:style style:name="Predeterminado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con_20_punta_20_de_20_flecha" style:display-name="Objeto con punta de flecha" style:family="paragraph" style:hidden="true" style:parent-style-name="Predeterminado" style:default-outline-level=""/>
    <style:style style:name="Objeto_20_con_20_sombra" style:display-name="Objeto con sombra" style:family="paragraph" style:hidden="true" style:parent-style-name="Predeterminado" style:default-outline-level=""/>
    <style:style style:name="Objeto_20_sin_20_relleno" style:display-name="Objeto sin relleno" style:family="paragraph" style:hidden="true" style:parent-style-name="Predeterminado" style:default-outline-level=""/>
    <style:style style:name="Objeto_20_sin_20_relleno_20_ni_20_línea" style:display-name="Objeto sin relleno ni línea" style:family="paragraph" style:hidden="true" style:parent-style-name="Predeterminado" style:default-outline-level=""/>
    <style:style style:name="Cuerpo_20_de_20_texto_20_justificado" style:display-name="Cuerpo de texto justificado" style:family="paragraph" style:hidden="true" style:parent-style-name="Predeterminado" style:default-outline-level="">
      <style:paragraph-properties fo:text-align="start" style:justify-single-word="false"/>
    </style:style>
    <style:style style:name="Sangría_20_de_20_la_20_primera_20_línea" style:display-name="Sangría de la primera línea" style:family="paragraph" style:hidden="true" style:parent-style-name="Predeterminado" style:default-outline-level="">
      <style:paragraph-properties fo:margin-left="0cm" fo:margin-right="0cm" fo:text-indent="0.6cm" style:auto-text-indent="false"/>
    </style:style>
    <style:style style:name="Título1" style:family="paragraph" style:hidden="true" style:parent-style-name="Predeterminado" style:default-outline-level="">
      <style:paragraph-properties fo:text-align="center" style:justify-single-word="false"/>
      <style:text-properties fo:font-size="24pt" style:font-size-asian="24pt"/>
    </style:style>
    <style:style style:name="Título2" style:family="paragraph" style:hidden="true" style:parent-style-name="Predeterminad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Encabezado1" style:family="paragraph" style:hidden="true" style:parent-style-name="Predeterminado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Encabezado2" style:family="paragraph" style:hidden="true" style:parent-style-name="Predeterminado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ínea_20_de_20_dimensiones" style:display-name="Línea de dimensiones" style:family="paragraph" style:hidden="true" style:parent-style-name="Predeterminado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hidden="true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hidden="true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hidden="true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hidden="true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hidden="true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hidden="true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hidden="true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hidden="true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hidden="true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hidden="true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hidden="true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hidden="true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hidden="true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hidden="true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hidden="true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hidden="true" style:parent-style-name="Esquema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4" style:display-name="Esquema 4" style:family="paragraph" style:hidden="true" style:parent-style-name="Esquema_20_2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hidden="true" style:parent-style-name="Esquema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hidden="true" style:parent-style-name="Esquema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hidden="true" style:parent-style-name="Esquema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hidden="true" style:parent-style-name="Esquema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hidden="true" style:parent-style-name="Esquema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rminal" style:family="paragraph" style:parent-style-name="Respuesta_20__28_personalizado_29_" style:master-page-name="">
      <loext:graphic-properties draw:fill="solid" draw:fill-color="#cccccc" draw:fill-image-width="0cm" draw:fill-image-height="0cm"/>
      <style:paragraph-properties fo:margin-top="0cm" fo:margin-bottom="0cm" loext:contextual-spacing="false" style:page-number="auto" fo:background-color="#cccccc" fo:padding="0.199cm" fo:border-left="0.99pt solid #666666" fo:border-right="0.74pt solid #808080" fo:border-top="0.74pt solid #808080" fo:border-bottom="0.99pt solid #666666" style:shadow="none" style:writing-mode="lr-tb">
        <style:tab-stops/>
      </style:paragraph-properties>
      <style:text-properties fo:color="#000000" style:font-name="Liberation Mono1" fo:font-family="'Liberation Mono'" style:font-style-name="Normal" style:font-pitch="fixed" fo:font-size="8pt" fo:background-color="transparent"/>
    </style:style>
    <style:style style:name="Terminal_20__28_Comentarios_29_" style:display-name="Terminal (Comentarios)" style:family="paragraph" style:parent-style-name="Terminal" style:next-style-name="Terminal" style:master-page-name="">
      <style:paragraph-properties style:page-number="auto" style:writing-mode="lr-tb">
        <style:tab-stops/>
      </style:paragraph-properties>
      <style:text-properties fo:font-size="9pt" fo:font-weight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etra_20_Legíble" style:display-name="Letra Legíble" style:family="text">
      <style:text-properties fo:font-size="11pt" fo:background-color="transparent" style:font-size-asian="10.5pt"/>
    </style:style>
    <style:style style:name="Palabras_20_técnicas" style:display-name="Palabras técnicas" style:family="text">
      <style:text-properties fo:font-size="11pt" fo:font-style="italic" fo:font-weight="bold" style:font-size-asian="10.5p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start-value="3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ncabezado_20_y_20_pie_20_de_20_página_20_">
      <style:paragraph-properties>
        <style:tab-stops>
          <style:tab-stop style:position="11.497cm"/>
          <style:tab-stop style:position="17cm" style:type="right"/>
        </style:tab-stops>
      </style:paragraph-properties>
      <style:text-properties officeooo:paragraph-rsid="009035c3"/>
    </style:style>
    <style:style style:name="MP2" style:family="paragraph" style:parent-style-name="Encabezado_20_y_20_pie_20_de_20_página_20_">
      <style:paragraph-properties>
        <style:tab-stops>
          <style:tab-stop style:position="13.494cm"/>
          <style:tab-stop style:position="17cm" style:type="right"/>
        </style:tab-stops>
      </style:paragraph-properties>
    </style:style>
    <style:style style:name="MT1" style:family="text">
      <style:text-properties officeooo:rsid="00aa67da"/>
    </style:style>
    <style:style style:name="MT2" style:family="text">
      <style:text-properties officeooo:rsid="00af550b"/>
    </style:style>
    <style:style style:name="MT3" style:family="text">
      <style:text-properties officeooo:rsid="001558a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.499cm" fo:margin-bottom="2.499cm" fo:margin-left="3cm" fo:margin-right="2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  <style:master-page style:name="Index" style:page-layout-name="Mpm1"/>
    <style:master-page style:name="Footnote" style:page-layout-name="Mpm4"/>
    <style:master-page style:name="Endnote" style:page-layout-name="Mpm4"/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First_20_Page" style:display-name="First Page" style:page-layout-name="Mpm1" style:next-style-name="Standard"/>
    <style:master-page style:name="Envelope" style:page-layout-name="Mpm7"/>
    <style:master-page style:name="Portada" style:page-layout-name="Mpm1" style:next-style-name="Indice"/>
    <style:master-page style:name="Resto_20_de_20_páginas" style:display-name="Resto de páginas" style:page-layout-name="Mpm8">
      <style:header>
        <text:p text:style-name="MP1"><text:span text:style-name="MT1">Práctica 3 Usuarios<text:tab/>Modulo - ABD</text:span><text:tab/></text:p>
      </style:header>
      <style:footer>
        <text:p text:style-name="MP2"><text:span text:style-name="MT2">Fernando Tirado Bulnes<text:tab/>Página </text:span><text:page-number text:select-page="current">12</text:page-number><text:s/><text:span text:style-name="MT3">de </text:span><text:page-count>12</text:page-count></text:p>
      </style:footer>
    </style:master-page>
    <style:master-page style:name="Indice" style:page-layout-name="Mpm9" style:next-style-name="Resto_20_de_20_páginas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8:42:25.218497340</meta:creation-date>
    <meta:editing-duration>PT9H21M13S</meta:editing-duration>
    <meta:editing-cycles>107</meta:editing-cycles>
    <meta:generator>LibreOffice/6.1.5.2$Linux_X86_64 LibreOffice_project/10$Build-2</meta:generator>
    <dc:title>Documento adecuado</dc:title>
    <meta:initial-creator>Jesús </meta:initial-creator>
    <dc:date>2019-12-06T14:28:55.525787686</dc:date>
    <meta:document-statistic meta:table-count="0" meta:image-count="0" meta:object-count="0" meta:page-count="12" meta:paragraph-count="306" meta:word-count="1858" meta:character-count="13144" meta:non-whitespace-character-count="11349"/>
    <meta:template xlink:type="simple" xlink:actuate="onRequest" xlink:title="Documento adecuado" xlink:href="../.config/libreoffice/4/user/template/Documento%20adecuado.ott" meta:date="2016-04-01T08:42:24.917289835"/>
  </office:meta>
</office:document-meta>
</file>